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7cm"/>
    </style:style>
    <style:style style:name="co2" style:family="table-column">
      <style:table-column-properties fo:break-before="auto" style:column-width="4.627cm"/>
    </style:style>
    <style:style style:name="co3" style:family="table-column">
      <style:table-column-properties fo:break-before="auto" style:column-width="4.477cm"/>
    </style:style>
    <style:style style:name="co4" style:family="table-column">
      <style:table-column-properties fo:break-before="auto" style:column-width="4.79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/>
    <style:style style:name="ce4" style:family="table-cell" style:parent-style-name="Default">
      <style:table-cell-properties fo:background-color="#d9d9d9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9d9d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7.229cm" svg:y="6.422cm">
            <draw:object draw:notify-on-update-of-ranges="Sheet1.B1:Sheet1.B1 Sheet1.B2:Sheet1.B11 Sheet1.D1:Sheet1.D1 Sheet1.D2:Sheet1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753cm" svg:y="6.272cm">
            <draw:object draw:notify-on-update-of-ranges="Sheet1.A1:Sheet1.A1 Sheet1.A2:Sheet1.A11 Sheet1.B1:Sheet1.B1 Sheet1.B2:Sheet1.B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row table:style-name="ro1">
          <table:table-cell table:style-name="ce4" office:value-type="string" calcext:value-type="string">
            <text:p>Tamaño del caso</text:p>
          </table:table-cell>
          <table:table-cell table:style-name="ce6" office:value-type="string" calcext:value-type="string">
            <text:p>Tiempo de ejecución (us)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Tiempo estimado = K · f(n)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615" calcext:value-type="float">
            <text:p>615</text:p>
          </table:table-cell>
          <table:table-cell table:formula="of:=([.B2]/[.A2]^2)" office:value-type="float" office:value="0.00000615" calcext:value-type="float">
            <text:p>0,00000615</text:p>
          </table:table-cell>
          <table:table-cell table:formula="of:=[.C12]*[.A2]^2" office:value-type="float" office:value="198.066118748425" calcext:value-type="float">
            <text:p>198,066118748425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1206" calcext:value-type="float">
            <text:p>1206</text:p>
          </table:table-cell>
          <table:table-cell table:formula="of:=([.B3]/[.A3]^2)" office:value-type="float" office:value="0.000003015" calcext:value-type="float">
            <text:p>0,000003015</text:p>
          </table:table-cell>
          <table:table-cell table:formula="of:=[.C12]*[.A3]^2" office:value-type="float" office:value="792.264474993701" calcext:value-type="float">
            <text:p>792,264474993701</text:p>
          </table:table-cell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1667" calcext:value-type="float">
            <text:p>1667</text:p>
          </table:table-cell>
          <table:table-cell table:formula="of:=([.B4]/[.A4]^2)" office:value-type="float" office:value="0.00000185222222222222" calcext:value-type="float">
            <text:p>1,85222222222222E-06</text:p>
          </table:table-cell>
          <table:table-cell table:formula="of:=[.C12]*[.A4]^2" office:value-type="float" office:value="1782.59506873583" calcext:value-type="float">
            <text:p>1782,59506873583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2344" calcext:value-type="float">
            <text:p>2344</text:p>
          </table:table-cell>
          <table:table-cell table:formula="of:=([.B5]/[.A5]^2)" office:value-type="float" office:value="0.000001465" calcext:value-type="float">
            <text:p>0,000001465</text:p>
          </table:table-cell>
          <table:table-cell table:formula="of:=[.C12]*[.A5]^2" office:value-type="float" office:value="3169.05789997481" calcext:value-type="float">
            <text:p>3169,05789997481</text:p>
          </table:table-cell>
        </table:table-row>
        <table:table-row table:style-name="ro2">
          <table:table-cell office:value-type="float" office:value="50000" calcext:value-type="float">
            <text:p>50000</text:p>
          </table:table-cell>
          <table:table-cell office:value-type="float" office:value="4938" calcext:value-type="float">
            <text:p>4938</text:p>
          </table:table-cell>
          <table:table-cell table:formula="of:=([.B6]/[.A6]^2)" office:value-type="float" office:value="0.0000019752" calcext:value-type="float">
            <text:p>0,0000019752</text:p>
          </table:table-cell>
          <table:table-cell table:formula="of:=[.C12]*[.A6]^2" office:value-type="float" office:value="4951.65296871063" calcext:value-type="float">
            <text:p>4951,65296871063</text:p>
          </table:table-cell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5462" calcext:value-type="float">
            <text:p>5462</text:p>
          </table:table-cell>
          <table:table-cell table:formula="of:=([.B7]/[.A7]^2)" office:value-type="float" office:value="0.00000151722222222222" calcext:value-type="float">
            <text:p>1,51722222222222E-06</text:p>
          </table:table-cell>
          <table:table-cell table:formula="of:=[.C12]*[.A7]^2" office:value-type="float" office:value="7130.38027494331" calcext:value-type="float">
            <text:p>7130,38027494331</text:p>
          </table:table-cell>
        </table:table-row>
        <table:table-row table:style-name="ro2">
          <table:table-cell office:value-type="float" office:value="70000" calcext:value-type="float">
            <text:p>70000</text:p>
          </table:table-cell>
          <table:table-cell office:value-type="float" office:value="5783" calcext:value-type="float">
            <text:p>5783</text:p>
          </table:table-cell>
          <table:table-cell table:formula="of:=([.B8]/[.A8]^2)" office:value-type="float" office:value="0.00000118020408163265" calcext:value-type="float">
            <text:p>1,18020408163265E-06</text:p>
          </table:table-cell>
          <table:table-cell table:formula="of:=[.C12]*[.A8]^2" office:value-type="float" office:value="9705.23981867284" calcext:value-type="float">
            <text:p>9705,23981867284</text:p>
          </table:table-cell>
        </table:table-row>
        <table:table-row table:style-name="ro2">
          <table:table-cell office:value-type="float" office:value="80000" calcext:value-type="float">
            <text:p>80000</text:p>
          </table:table-cell>
          <table:table-cell office:value-type="float" office:value="6157" calcext:value-type="float">
            <text:p>6157</text:p>
          </table:table-cell>
          <table:table-cell table:formula="of:=([.B9]/[.A9]^2)" office:value-type="float" office:value="0.00000096203125" calcext:value-type="float">
            <text:p>0,00000096203125</text:p>
          </table:table-cell>
          <table:table-cell table:formula="of:=[.C12]*[.A9]^2" office:value-type="float" office:value="12676.2315998992" calcext:value-type="float">
            <text:p>12676,2315998992</text:p>
          </table:table-cell>
        </table:table-row>
        <table:table-row table:style-name="ro2">
          <table:table-cell office:value-type="float" office:value="90000" calcext:value-type="float">
            <text:p>90000</text:p>
          </table:table-cell>
          <table:table-cell office:value-type="float" office:value="7415" calcext:value-type="float">
            <text:p>7415</text:p>
          </table:table-cell>
          <table:table-cell table:formula="of:=([.B10]/[.A10]^2)" office:value-type="float" office:value="0.000000915432098765432" calcext:value-type="float">
            <text:p>9,15432098765432E-07</text:p>
          </table:table-cell>
          <table:table-cell table:formula="of:=[.C12]*[.A10]^2" office:value-type="float" office:value="16043.3556186225" calcext:value-type="float">
            <text:p>16043,3556186225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7743" calcext:value-type="float">
            <text:p>7743</text:p>
          </table:table-cell>
          <table:table-cell table:formula="of:=([.B11]/[.A11]^2)" office:value-type="float" office:value="0.0000007743" calcext:value-type="float">
            <text:p>0,0000007743</text:p>
          </table:table-cell>
          <table:table-cell table:formula="of:=[.C12]*[.A11]^2" office:value-type="float" office:value="19806.6118748425" calcext:value-type="float">
            <text:p>19806,6118748425</text:p>
          </table:table-cell>
        </table:table-row>
        <table:table-row table:style-name="ro2">
          <table:table-cell table:style-name="Default"/>
          <table:table-cell table:style-name="ce6" office:value-type="string" calcext:value-type="string">
            <text:p>K promedio</text:p>
          </table:table-cell>
          <table:table-cell table:style-name="Default" table:formula="of:=AVERAGE([.C2:.C11])" office:value-type="float" office:value="0.00000198066118748425" calcext:value-type="float">
            <text:p>1,98066118748425E-06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/00/0000</text:date>, <text:time style:data-style-name="N2" text:time-value="11:38:09.7286033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21:00:28.829025849</meta:creation-date>
    <dc:date>2024-03-10T12:15:49.562058132</dc:date>
    <meta:editing-duration>PT1H13M42S</meta:editing-duration>
    <meta:editing-cycles>3</meta:editing-cycles>
    <meta:generator>LibreOffice/7.6.4.1$Linux_X86_64 LibreOffice_project/60$Build-1</meta:generator>
    <meta:document-statistic meta:table-count="1" meta:cell-count="46" meta:object-count="2"/>
    <meta:user-defined meta:name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401cm" svg:y="3.946cm" style:legend-expansion="high" chart:style-name="ch2"/>
        <chart:plot-area chart:style-name="ch3" table:cell-range-address="Sheet1.B1:Sheet1.B11 Sheet1.D1:Sheet1.D11" chart:data-source-has-labels="row" svg:x="0.32cm" svg:y="0.18cm" svg:width="9.761cm" svg:height="8.64cm">
          <chart:coordinate-region svg:x="1.524cm" svg:y="0.383cm" svg:width="8.365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line">
            <chart:data-point chart:repeated="10"/>
          </chart:series>
          <chart:series chart:style-name="ch7" chart:values-cell-range-address="Sheet1.D2:Sheet1.D11" chart:label-cell-address="Sheet1.D1:Sheet1.D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(us)</text:p>
                <draw:g>
                  <svg:desc>Sheet1.B1:Sheet1.B1</svg:desc>
                </draw:g>
              </table:table-cell>
              <table:table-cell office:value-type="string">
                <text:p>Tiempo estimado = K · f(n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5">
                <text:p>615</text:p>
                <draw:g>
                  <svg:desc>Sheet1.B2:Sheet1.B11</svg:desc>
                </draw:g>
              </table:table-cell>
              <table:table-cell office:value-type="float" office:value="198.066118748425">
                <text:p>198.066118748425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6">
                <text:p>1206</text:p>
              </table:table-cell>
              <table:table-cell office:value-type="float" office:value="792.264474993701">
                <text:p>792.2644749937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67">
                <text:p>1667</text:p>
              </table:table-cell>
              <table:table-cell office:value-type="float" office:value="1782.59506873583">
                <text:p>1782.59506873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44">
                <text:p>2344</text:p>
              </table:table-cell>
              <table:table-cell office:value-type="float" office:value="3169.05789997481">
                <text:p>3169.05789997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38">
                <text:p>4938</text:p>
              </table:table-cell>
              <table:table-cell office:value-type="float" office:value="4951.65296871063">
                <text:p>4951.652968710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62">
                <text:p>5462</text:p>
              </table:table-cell>
              <table:table-cell office:value-type="float" office:value="7130.38027494331">
                <text:p>7130.38027494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83">
                <text:p>5783</text:p>
              </table:table-cell>
              <table:table-cell office:value-type="float" office:value="9705.23981867284">
                <text:p>9705.239818672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57">
                <text:p>6157</text:p>
              </table:table-cell>
              <table:table-cell office:value-type="float" office:value="12676.2315998992">
                <text:p>12676.2315998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15">
                <text:p>7415</text:p>
              </table:table-cell>
              <table:table-cell office:value-type="float" office:value="16043.3556186225">
                <text:p>16043.3556186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43">
                <text:p>7743</text:p>
              </table:table-cell>
              <table:table-cell office:value-type="float" office:value="19806.6118748425">
                <text:p>19806.61187484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655cm" svg:y="3.946cm" style:legend-expansion="high" chart:style-name="ch2"/>
        <chart:plot-area chart:style-name="ch3" table:cell-range-address="Sheet1.A1:Sheet1.B11" chart:data-source-has-labels="row" svg:x="0.32cm" svg:y="0.18cm" svg:width="10.015cm" svg:height="8.64cm">
          <chart:coordinate-region svg:x="1.714cm" svg:y="0.382cm" svg:width="8.429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1" chart:label-cell-address="Sheet1.A1:Sheet1.A1" chart:class="chart:line">
            <chart:data-point chart:repeated="10"/>
          </chart:series>
          <chart:series chart:style-name="ch7" chart:values-cell-range-address="Sheet1.B2:Sheet1.B11" chart:label-cell-address="Sheet1.B1:Sheet1.B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año del caso</text:p>
                <draw:g>
                  <svg:desc>Sheet1.A1:Sheet1.A1</svg:desc>
                </draw:g>
              </table:table-cell>
              <table:table-cell office:value-type="string">
                <text:p>Tiempo de ejecución (u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2:Sheet1.A11</svg:desc>
                </draw:g>
              </table:table-cell>
              <table:table-cell office:value-type="float" office:value="615">
                <text:p>615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4938">
                <text:p>4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6157">
                <text:p>61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7415">
                <text:p>7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7743">
                <text:p>77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